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lated Work:</text:p>
      <text:list xml:id="list1025432967" text:style-name="L1">
        <text:list-item>
          <text:p text:style-name="P1">Tor RTT is a tool that allows users to compute the round trip times for Tor circuits and generate graphs from this collected data. Like our tool, it makes use of the Python Stem library to communicate with the Tor control socket. Presumably, a Tor user could use Tor RTT to find low-latency circuits for their computer and use this information the create a fast Tor circuit. However, running the tool and analyzing its output is a time-consuming process, and users would have to repeat it every time they changed networks. By computing just a component of the circuit RTT, the inter-relay RTT, for each pair of Tor nodes, our tool can provide valuable network information that is usable by every Tor user. The only missing components a user would have to compute are the RTTs between their computer and the first-hop and last-hop routers in each circuit they analyzed; this could be done easily by using ping. With the knowledge of inter-relay RTTs, Tor clients could avoid choosing circuits containing pairs of relays with high inter-relay RTTs. This would help clients choose more efficient paths and provide Tor users with a better-performing connection. Furthermore, computing the inter-relay RTT for every pair of Tor relays is feasible, since there are on the order of one million such pairs, so this data could be made available for all Tor clients to use. Since the computation of inter-relay RTTs could provide valuable information to all Tor users, and since the Tor RTT tool doesn't provide this functionality, we decided to create our own too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ott DellaTorre</meta:initial-creator>
    <meta:creation-date>2013-12-13T16:20:21</meta:creation-date>
    <dc:date>2013-12-13T17:01:46</dc:date>
    <dc:creator>Scott DellaTorre</dc:creator>
    <meta:editing-duration>PT10M44S</meta:editing-duration>
    <meta:editing-cycles>1</meta:editing-cycles>
    <meta:document-statistic meta:table-count="0" meta:image-count="0" meta:object-count="0" meta:page-count="1" meta:paragraph-count="2" meta:word-count="265" meta:character-count="1570" meta:non-whitespace-character-count="1308"/>
    <meta:generator>LibreOffice/3.5$Linux_X86_64 LibreOffice_project/350m1$Build-2</meta:generator>
  </office:meta>
</office:document-meta>
</file>